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1CE0000015A0424D56E.eps" manifest:media-type=""/>
  <manifest:file-entry manifest:full-path="Pictures/20000002000001CE0000015A59D932B8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2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808080" style:font-name="DejaVu Sans Condensed"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808080" style:font-name="DejaVu Sans Condensed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cm" svg:height="16cm" svg:x="25cm" svg:y="2.5cm">
          <draw:image xlink:href="Pictures/20000002000001CE0000015A59D932B8.eps" xlink:type="simple" xlink:show="embed" xlink:actuate="onLoad">
            <text:p/>
          </draw:image>
        </draw:frame>
        <draw:frame draw:style-name="gr1" draw:text-style-name="P1" draw:layer="layout" svg:width="22cm" svg:height="16cm" svg:x="1cm" svg:y="2.5cm">
          <draw:image xlink:href="Pictures/20000002000001CE0000015A0424D56E.eps" xlink:type="simple" xlink:show="embed" xlink:actuate="onLoad">
            <text:p/>
          </draw:image>
        </draw:frame>
        <draw:frame draw:style-name="gr2" draw:text-style-name="P2" draw:layer="layout" svg:width="4cm" svg:height="2.474cm" svg:x="10.9cm" svg:y="3.326cm">
          <draw:text-box>
            <text:p><text:span text:style-name="T1">(a)</text:span></text:p>
          </draw:text-box>
        </draw:frame>
        <draw:frame draw:style-name="gr2" draw:text-style-name="P2" draw:layer="layout" svg:width="4cm" svg:height="2.474cm" svg:x="34.9cm" svg:y="3.326cm">
          <draw:text-box>
            <text:p><text:span text:style-name="T1">(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9:43:12.762741186</meta:creation-date>
    <dc:date>2018-05-17T16:30:05.805304634</dc:date>
    <meta:editing-duration>PT19M6S</meta:editing-duration>
    <meta:editing-cycles>5</meta:editing-cycles>
    <meta:generator>LibreOffice/4.4.6.3$Linux_X86_64 LibreOffice_project/40m0$Build-3</meta:generator>
    <meta:document-statistic meta:object-count="4"/>
  </office:meta>
</office:document-meta>
</file>